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officeooo:rsid="0003f824" officeooo:paragraph-rsid="0003f824" style:font-size-asian="12pt" style:font-size-complex="12pt"/>
    </style:style>
    <style:style style:name="P2" style:family="paragraph" style:parent-style-name="Preformatted_20_Text">
      <style:text-properties style:font-name="Arial" fo:font-size="15pt" fo:font-weight="bold" officeooo:rsid="0003f824" officeooo:paragraph-rsid="0003f824" fo:background-color="#fff200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officeooo:paragraph-rsid="0003f824"/>
    </style:style>
    <style:style style:name="P4" style:family="paragraph" style:parent-style-name="Preformatted_20_Text" style:list-style-name="L1">
      <style:paragraph-properties fo:margin-top="0.101cm" fo:margin-bottom="0.101cm" loext:contextual-spacing="false"/>
      <style:text-properties style:font-name="Arial" fo:font-size="12pt" officeooo:rsid="0003f824" officeooo:paragraph-rsid="0003f824" style:font-size-asian="12pt" style:font-size-complex="12pt"/>
    </style:style>
    <style:style style:name="P5" style:family="paragraph" style:parent-style-name="Preformatted_20_Text" style:list-style-name="L2">
      <style:paragraph-properties fo:margin-top="0.201cm" fo:margin-bottom="0.201cm" loext:contextual-spacing="false" fo:text-align="justify" style:justify-single-word="false"/>
      <style:text-properties style:font-name="Arial" fo:font-size="12pt" officeooo:rsid="0003f824" officeooo:paragraph-rsid="0003f824" style:font-size-asian="12pt" style:font-size-complex="12pt"/>
    </style:style>
    <style:style style:name="P6" style:family="paragraph" style:parent-style-name="Preformatted_20_Text" style:list-style-name="L2">
      <style:paragraph-properties fo:margin-top="0.201cm" fo:margin-bottom="0.201cm" loext:contextual-spacing="false" fo:text-align="justify" style:justify-single-word="false"/>
      <style:text-properties style:font-name="Arial" fo:font-size="12pt" officeooo:rsid="0007eb05" officeooo:paragraph-rsid="0007eb05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fo:font-weight="bold" officeooo:rsid="0003f824" style:font-size-asian="12pt" style:font-weight-asian="bold" style:font-size-complex="12pt" style:font-weight-complex="bold"/>
    </style:style>
    <style:style style:name="T4" style:family="text">
      <style:text-properties style:font-name="Arial" fo:font-size="12pt" officeooo:rsid="0003f824" style:font-size-asian="12pt" style:font-size-complex="12pt"/>
    </style:style>
    <style:style style:name="T5" style:family="text">
      <style:text-properties style:font-name="Arial" fo:font-size="12pt" fo:font-weight="normal" officeooo:rsid="0003f824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06d195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06d195" style:font-name-asian="NSimSun1" style:font-size-asian="12pt" style:font-weight-asian="normal" style:font-name-complex="Liberation Mono" style:font-size-complex="12pt" style:font-weight-complex="normal"/>
    </style:style>
    <style:style style:name="T8" style:family="text">
      <style:text-properties officeooo:rsid="0007eb05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valuation heuristique</text:p>
      <text:p text:style-name="P1"/>
      <text:p text:style-name="P1"/>
      <text:p text:style-name="P3"><text:span text:style-name="T3">Objectif</text:span><text:span text:style-name="T4"> : u</text:span><text:span text:style-name="T5">tiliser MyTheatre et </text:span><text:span text:style-name="T6">répondre aux </text:span><text:span text:style-name="T7">10 questions</text:span></text:p>
      <text:p text:style-name="P1"/>
      <text:p text:style-name="P1"/>
      <text:p text:style-name="P1"><text:span text:style-name="T2">Participants</text:span> : 2 personnes de groupes différents</text:p>
      <text:p text:style-name="P1"/>
      <text:p text:style-name="P1"/>
      <text:p text:style-name="P1"><text:span text:style-name="T1">Notes obtenues</text:span> : </text:p>
      <text:list xml:id="list236893555" text:style-name="L1">
        <text:list-item>
          <text:p text:style-name="P4">participant 1 : 72/100</text:p>
        </text:list-item>
        <text:list-item>
          <text:p text:style-name="P4">Participant 2 : 56/100</text:p>
        </text:list-item>
      </text:list>
      <text:p text:style-name="P1"/>
      <text:p text:style-name="P1"/>
      <text:p text:style-name="P1"><text:span text:style-name="T1">Propositions d’améliorations</text:span> :</text:p>
      <text:list xml:id="list1329465371" text:style-name="L2">
        <text:list-item>
          <text:p text:style-name="P5">ajouter des retours</text:p>
        </text:list-item>
        <text:list-item>
          <text:p text:style-name="P5">Espace panier : pouvoir supprimer ou ajouter des tickets au dossier en cours</text:p>
        </text:list-item>
        <text:list-item>
          <text:p text:style-name="P5">Cas ajout de billet pour une représentation donnée &gt; enregistrer puis revenir <text:span text:style-name="T8">à la consultation =&gt; l’utilisateur veut revenir là où il est était mais n’a pas le numéro de dossier !</text:span></text:p>
          <text:p text:style-name="P6">⇒ Evolution apportée : on a donc implémenté le fait que s’il clique sur le bouton « récupérer panier » son numéro de panier en cours apparaisse. Ainsi l’utilisateur n’est pas bloqué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19:06:24.322000000</dc:date>
    <meta:editing-duration>PT16M19S</meta:editing-duration>
    <meta:editing-cycles>4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1" meta:word-count="118" meta:character-count="681" meta:non-whitespace-character-count="579"/>
  </office:meta>
</office:document-meta>
</file>